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begin{comment}</text:p>
      <text:p text:style-name="Standard"/>
      <text:p text:style-name="Standard"/>
      <text:p text:style-name="Standard">In praxis, selecting for <text:s/>instance $m=6$ and $t=9$, according to \ref{bin_goppa_parameter}, <text:s/>we get a Goppa block code with $n=64$ and $k=10$. For a sample of thirty four instances of attacking to that McEliece construction via Prange's algorithm we can break down an analysis in probability respective. The nomimal value of probability, regarding the same McEliece configuration is </text:p>
      <text:p text:style-name="Standard">\end{comment}</text:p>
      <text:p text:style-name="Standard">In praxis, let us select $R=0.2$. For a sample shown at the table..., attacking McEliece at that rate configuration $[64,10,6]$, we get the mean of the probability to have a good permutation at $0.073$, where the nominal value, according to probability equation \ref{eq:pr_prob}, is </text:p>
      <text:p text:style-name="Standard"/>
      <text:p text:style-name="Standard">\begin{equation*}\label{eq:pr_nominal}</text:p>
      <text:p text:style-name="Standard"><text:s text:c="3"/>Pr_{Pl-ISD}=0.048</text:p>
      <text:p text:style-name="Standard">\end{equation*}</text:p>
      <text:p text:style-name="Standard">\par</text:p>
      <text:p text:style-name="Standard"/>
      <text:p text:style-name="Standard">Let us assume that we run an algorithm $n$ times ($n$ here stands for the sample in statistics). Let, also, denote as $attempts$ the number of the internal loop that uses the Prange algorithm when it tries to reach a good permutation matrix $P$ in order to <text:s/>found the mystic error vector. Then, we can declare the practical (realistic) probability of revealing the $e$ as the </text:p>
      <text:p text:style-name="Standard">\begin{equation}\label{eq:real_prob}</text:p>
      <text:p text:style-name="Standard"><text:s text:c="4"/>Pr_{real.}=\frac{1}{attempts}</text:p>
      <text:p text:style-name="Standard">\end{equation}</text:p>
      <text:p text:style-name="Standard"/>
      <text:p text:style-name="Standard">For the the sake of the of this example we run the Prange alg. $n=34$ times and then calculate the distribution of \ref{eq:real_prob} result. We may see from the the table \ref{tab:prange_stats} and the distribution in fig. \ref{fig:prange_curve} that the mean value is almost the same as the nominal calculated in the eq. \ref{eq:pr_nominal}.</text:p>
      <text:p text:style-name="Standard"/>
      <text:p text:style-name="Standard">\begin{table}[h]</text:p>
      <text:p text:style-name="Standard"><text:tab/>\centering</text:p>
      <text:p text:style-name="Standard"><text:tab/>\caption{Prange at R=}</text:p>
      <text:p text:style-name="Standard"><text:tab/>\label{tab:prange_stats}</text:p>
      <text:p text:style-name="Standard"><text:tab/><text:tab/>\begin{tabular}{lrrrrrrrrr}</text:p>
      <text:p text:style-name="Standard"><text:tab/><text:tab/><text:tab/>\toprule</text:p>
      <text:p text:style-name="Standard"><text:tab/><text:tab/><text:tab/>Variable &amp; n &amp; Mean <text:s/>&amp; Std. deviation &amp; Minimum <text:s text:c="2"/>&amp; 75\% Quantile &amp; Maximum <text:s/>\\</text:p>
      <text:p text:style-name="Standard"><text:tab/><text:tab/><text:tab/>\cmidrule[0.4pt]{1-10}</text:p>
      <text:p text:style-name="Standard"><text:tab/><text:tab/><text:tab/>pr. &amp; $34$ &amp; $0.196$ <text:s/>&amp; $0.281$ &amp; $0.015$ <text:s/>&amp; <text:s/>$0.192$ &amp; $1.000$ <text:s/>\\</text:p>
      <text:p text:style-name="Standard"><text:tab/><text:tab/><text:tab/>\bottomrule</text:p>
      <text:p text:style-name="Standard"><text:tab/><text:tab/>\end{tabular}</text:p>
      <text:p text:style-name="Standard"><text:tab/></text:p>
      <text:p text:style-name="Standard">\end{table}</text:p>
      <text:p text:style-name="Standard">\par</text:p>
      <text:p text:style-name="Standard">\begin{figure}</text:p>
      <text:p text:style-name="Standard"><text:s text:c="4"/>\centering</text:p>
      <text:p text:style-name="Standard"><text:soft-page-break/><text:s text:c="4"/>\includegraphics[width=0.7\textwidth]{figures/prange_69.png}</text:p>
      <text:p text:style-name="Standard"><text:s text:c="4"/>\caption{Prange probability distribution at R=0.2}</text:p>
      <text:p text:style-name="Standard"><text:s text:c="4"/>\label{fig:prange_curve}</text:p>
      <text:p text:style-name="Standard">\end{figure}</text:p>
      <text:p text:style-name="Standard"/>
      <text:p text:style-name="Standard">\end{com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13:12:52.591714598</meta:creation-date>
    <dc:date>2022-06-11T13:56:16.553530720</dc:date>
    <meta:editing-duration>PT43M24S</meta:editing-duration>
    <meta:editing-cycles>2</meta:editing-cycles>
    <meta:generator>LibreOffice/7.2.7.2$Linux_X86_64 LibreOffice_project/20$Build-2</meta:generator>
    <meta:document-statistic meta:table-count="0" meta:image-count="0" meta:object-count="0" meta:page-count="2" meta:paragraph-count="34" meta:word-count="284" meta:character-count="2109" meta:non-whitespace-character-count="1798"/>
  </office:meta>
</office:document-meta>
</file>